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Yandex Sans Text Web" svg:font-family="'Yandex Sans Text Web', Arial, Helvetica, sans-serif"/>
    <style:font-face style:name="courier" svg:font-family="courier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параметры" style:family="table">
      <style:table-properties style:width="16.999cm" table:align="margins"/>
    </style:style>
    <style:style style:name="параметры.A" style:family="table-column">
      <style:table-column-properties style:column-width="5.666cm" style:rel-column-width="21845*"/>
    </style:style>
    <style:style style:name="параметры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параметры.C1" style:family="table-cell">
      <style:table-cell-properties fo:padding="0.097cm" fo:border="0.002cm solid #000000"/>
    </style:style>
    <style:style style:name="параметры.A2" style:family="table-cell">
      <style:table-cell-properties fo:padding="0.097cm" fo:border-left="0.002cm solid #000000" fo:border-right="none" fo:border-top="none" fo:border-bottom="0.002cm solid #000000"/>
    </style:style>
    <style:style style:name="параметры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0cm" fo:margin-right="0cm" fo:text-indent="1.005cm" style:auto-text-indent="false" style:page-number="auto"/>
    </style:style>
    <style:style style:name="P2" style:family="paragraph" style:parent-style-name="Standard">
      <style:paragraph-properties fo:margin-left="0cm" fo:margin-right="0cm" fo:text-indent="1.005cm" style:auto-text-indent="false"/>
    </style:style>
    <style:style style:name="P3" style:family="paragraph" style:parent-style-name="Standard">
      <style:paragraph-properties fo:margin-left="0cm" fo:margin-right="0cm" fo:text-indent="1.005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indent="1.005cm" style:auto-text-indent="false"/>
      <style:text-properties style:font-name="Times New Roman" fo:font-size="12pt" fo:language="ru" fo:country="RU" style:font-size-asian="12pt" style:font-size-complex="12pt"/>
    </style:style>
    <style:style style:name="P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nsolas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Consolas"/>
    </style:style>
    <style:style style:name="P8" style:family="paragraph" style:parent-style-name="Preformatted_20_Text" style:master-page-name="">
      <style:paragraph-properties fo:margin-left="0cm" fo:margin-right="0cm" fo:margin-top="0cm" fo:margin-bottom="0cm" fo:text-indent="0.026cm" style:auto-text-indent="false" style:page-number="auto" fo:background-color="#333333">
        <style:background-image/>
      </style:paragraph-properties>
      <style:text-properties fo:color="#a9b7c6" style:font-name="Consolas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P12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fo:font-variant="normal" fo:text-transform="none" fo:color="#000000" style:font-name="Yandex Sans Text Web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Yandex Sans Text Web" fo:font-size="9.75pt" fo:letter-spacing="normal" fo:font-style="normal" fo:font-weight="bol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font-size="11.25pt" fo:letter-spacing="normal" fo:font-style="normal" fo:font-weight="normal"/>
    </style:style>
    <style:style style:name="T5" style:family="text">
      <style:text-properties fo:color="#cc7832"/>
    </style:style>
    <style:style style:name="T6" style:family="text">
      <style:text-properties fo:color="#cc7832" style:font-name="Consolas"/>
    </style:style>
    <style:style style:name="T7" style:family="text">
      <style:text-properties fo:color="#6a8759"/>
    </style:style>
    <style:style style:name="T8" style:family="text">
      <style:text-properties fo:color="#6a8759" style:font-name="Consolas"/>
    </style:style>
    <style:style style:name="T9" style:family="text">
      <style:text-properties fo:color="#6897bb"/>
    </style:style>
    <style:style style:name="T10" style:family="text">
      <style:text-properties fo:color="#aa4926"/>
    </style:style>
    <style:style style:name="T11" style:family="text">
      <style:text-properties style:font-name="Consolas"/>
    </style:style>
    <style:style style:name="T12" style:family="text">
      <style:text-properties fo:language="ru" fo:country="RU"/>
    </style:style>
    <style:style style:name="T1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rnCreateApi формирует паттерны в соответствии со значениями <text:span text:style-name="T12">в методе </text:span><text:span text:style-name="T13">post.</text:span></text:p>
      <text:p text:style-name="P2"><text:span text:style-name="T13"/></text:p>
      <text:p text:style-name="P3">Пример программы на основе PatternCreateApi:</text:p>
      <text:p text:style-name="P2"/>
      <text:p text:style-name="P8"><text:span text:style-name="T5">import </text:span>requests</text:p>
      <text:p text:style-name="P7"><text:span text:style-name="T5">import </text:span>base64</text:p>
      <text:p text:style-name="P7"><text:span text:style-name="T5">from </text:span>io <text:span text:style-name="T5">import </text:span>BytesIO</text:p>
      <text:p text:style-name="P7"><text:span text:style-name="T5">from </text:span>PIL <text:span text:style-name="T5">import </text:span>Image</text:p>
      <text:p text:style-name="P7"/>
      <text:p text:style-name="P7">api_server = <text:span text:style-name="T7">"</text:span><text:a xlink:type="simple" xlink:href="http://127.0.0.1:8080/api/create_pattern" text:style-name="Internet_20_link" text:visited-style-name="Visited_20_Internet_20_Link">http://127.0.0.1:8080/api/create_pattern</text:a><text:span text:style-name="T7">"</text:span></text:p>
      <text:p text:style-name="P7"><text:span text:style-name="T7"/></text:p>
      <text:p text:style-name="P7">img = Image.new(<text:span text:style-name="T7">"RGBA"</text:span><text:span text:style-name="T5">, </text:span>(<text:span text:style-name="T9">50</text:span><text:span text:style-name="T5">, </text:span><text:span text:style-name="T9">50</text:span>)<text:span text:style-name="T5">, </text:span><text:span text:style-name="T7">"#FFFF00FF"</text:span>)</text:p>
      <text:p text:style-name="P7">img_io = BytesIO()</text:p>
      <text:p text:style-name="P7">img.save(img_io<text:span text:style-name="T5">, </text:span><text:span text:style-name="T7">'PNG'</text:span><text:span text:style-name="T5">, </text:span><text:span text:style-name="T10">quality</text:span>=<text:span text:style-name="T9">100</text:span>)</text:p>
      <text:p text:style-name="P7">img_io.seek(<text:span text:style-name="T9">0</text:span>)</text:p>
      <text:p text:style-name="P7"/>
      <text:p text:style-name="P7">img = base64.b64encode(img_io.getvalue())</text:p>
      <text:p text:style-name="P7"/>
      <text:p text:style-name="P7">width = <text:span text:style-name="T9">100</text:span></text:p>
      <text:p text:style-name="P7">scale = <text:span text:style-name="T9">100</text:span></text:p>
      <text:p text:style-name="P7">pattern = <text:span text:style-name="T7">"wave_shift"</text:span></text:p>
      <text:p text:style-name="P7">params = {</text:p>
      <text:p text:style-name="P6"><text:s text:c="4"/><text:span text:style-name="T8">"image"</text:span><text:span text:style-name="T11">: img</text:span><text:span text:style-name="T6">,</text:span></text:p>
      <text:p text:style-name="P6"><text:span text:style-name="T5"><text:s text:c="4"/></text:span><text:span text:style-name="T8">"width"</text:span><text:span text:style-name="T11">: width</text:span><text:span text:style-name="T6">,</text:span></text:p>
      <text:p text:style-name="P6"><text:span text:style-name="T5"><text:s text:c="4"/></text:span><text:span text:style-name="T8">"scale"</text:span><text:span text:style-name="T11">: scale</text:span><text:span text:style-name="T6">,</text:span></text:p>
      <text:p text:style-name="P6"><text:span text:style-name="T5"><text:s text:c="4"/></text:span><text:span text:style-name="T8">"pattern_name"</text:span><text:span text:style-name="T11">: pattern</text:span></text:p>
      <text:p text:style-name="P7">}</text:p>
      <text:p text:style-name="P7"/>
      <text:p text:style-name="P7">response = requests.post(api_server<text:span text:style-name="T5">, </text:span><text:span text:style-name="T10">data</text:span>=params).content</text:p>
      <text:p text:style-name="P7"/>
      <text:p text:style-name="P7">img = Image.open(BytesIO(base64.b64decode(response)))</text:p>
      <text:p text:style-name="P5">img.show()</text:p>
      <text:p text:style-name="P4"><text:span text:style-name="T3">Ниже приводится полный список обязательных параметров:</text:span></text:p>
      <text:p text:style-name="P4"><text:span text:style-name="T3"/></text:p>
      <table:table table:name="параметры" table:style-name="параметры">
        <table:table-column table:style-name="параметры.A" table:number-columns-repeated="3"/>
        <table:table-row>
          <table:table-cell table:style-name="параметры.A1" office:value-type="string">
            <text:p text:style-name="P10"><text:span text:style-name="T2">Параметр</text:span> </text:p>
          </table:table-cell>
          <table:table-cell table:style-name="параметры.A1" office:value-type="string">
            <text:p text:style-name="P10"><text:span text:style-name="T2">Тип данных</text:span></text:p>
          </table:table-cell>
          <table:table-cell table:style-name="параметры.C1" office:value-type="string">
            <text:p text:style-name="P10"><text:span text:style-name="T2">Описание</text:span> </text:p>
          </table:table-cell>
        </table:table-row>
        <table:table-row>
          <table:table-cell table:style-name="параметры.A2" office:value-type="string">
            <text:p text:style-name="P9"><text:span text:style-name="T11">image</text:span></text:p>
          </table:table-cell>
          <table:table-cell table:style-name="параметры.A2" office:value-type="string">
            <text:p text:style-name="P12">Base64</text:p>
          </table:table-cell>
          <table:table-cell table:style-name="параметры.C2" office:value-type="string">
            <text:p text:style-name="P11">Изображение</text:p>
          </table:table-cell>
        </table:table-row>
        <table:table-row>
          <table:table-cell table:style-name="параметры.A2" office:value-type="string">
            <text:p text:style-name="P9"><text:span text:style-name="T11">width</text:span></text:p>
          </table:table-cell>
          <table:table-cell table:style-name="параметры.A2" office:value-type="string">
            <text:p text:style-name="P12">int</text:p>
          </table:table-cell>
          <table:table-cell table:style-name="параметры.C2" office:value-type="string">
            <text:p text:style-name="P11">Ширина</text:p>
          </table:table-cell>
        </table:table-row>
        <table:table-row>
          <table:table-cell table:style-name="параметры.A2" office:value-type="string">
            <text:p text:style-name="P9"><text:span text:style-name="T11">scale</text:span></text:p>
          </table:table-cell>
          <table:table-cell table:style-name="параметры.A2" office:value-type="string">
            <text:p text:style-name="P12">int</text:p>
          </table:table-cell>
          <table:table-cell table:style-name="параметры.C2" office:value-type="string">
            <text:p text:style-name="P11">Размер изображения, в процентах от исходного изображения</text:p>
          </table:table-cell>
        </table:table-row>
        <table:table-row>
          <table:table-cell table:style-name="параметры.A2" office:value-type="string">
            <text:p text:style-name="P9"><text:span text:style-name="T11">pattern_name</text:span></text:p>
          </table:table-cell>
          <table:table-cell table:style-name="параметры.A2" office:value-type="string">
            <text:p text:style-name="P12">str</text:p>
          </table:table-cell>
          <table:table-cell table:style-name="параметры.C2" office:value-type="string">
            <text:p text:style-name="P11">Название используемого</text:p>
            <text:p text:style-name="P11">паттерна</text:p>
          </table:table-cell>
        </table:table-row>
      </table:table>
      <text:p text:style-name="P4"><text:span text:style-name="T3"/></text:p>
      <text:p text:style-name="P4"><text:span text:style-name="T3">Необязательных параметров нету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Tahoma1" svg:font-family="Tahoma"/>
    <style:font-face style:name="Yandex Sans Text Web" svg:font-family="'Yandex Sans Text Web', Arial, Helvetica, sans-serif"/>
    <style:font-face style:name="courier" svg:font-family="courier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6M6S</meta:editing-duration>
    <meta:editing-cycles>3</meta:editing-cycles>
    <meta:generator>OpenOffice/4.1.5$Win32 OpenOffice.org_project/415m1$Build-9789</meta:generator>
    <dc:date>2020-05-10T23:51:33.10</dc:date>
    <meta:document-statistic meta:table-count="1" meta:image-count="0" meta:object-count="0" meta:page-count="1" meta:paragraph-count="42" meta:word-count="108" meta:character-count="920"/>
    <meta:user-defined meta:name="Info 1"/>
    <meta:user-defined meta:name="Info 2"/>
    <meta:user-defined meta:name="Info 3"/>
    <meta:user-defined meta:name="Info 4"/>
  </office:meta>
</office:document-meta>
</file>